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5" draw:master-page-name="Master1-Layout1-cust-Titelfolie" presentation:presentation-page-layout-name="Master1-PPL1" draw:id="Slide-256"/>
      <draw:page draw:name="Slide2" draw:style-name="a746" draw:master-page-name="Master1-Layout2-cust-Titel-und-Inhalt" presentation:presentation-page-layout-name="Master1-PPL2" draw:id="Slide-257">
        <draw:frame draw:id="id73" presentation:style-name="a750" draw:name="Titel 1" svg:x="0.6875in" svg:y="1.78879in" svg:width="8.625in" svg:height="1.44965in" presentation:class="title" presentation:placeholder="false">
          <draw:text-box>
            <text:p text:style-name="a749" text:class-names="" text:cond-style-name=""><text:span text:style-name="a747" text:class-names="">Structure</text:span><text:span text:style-name="a748" text:class-names=""/></text:p>
          </draw:text-box>
          <svg:title/>
          <svg:desc/>
        </draw:frame>
        <draw:frame draw:id="id74" presentation:style-name="a774" draw:name="Inhaltsplatzhalter 2" svg:x="0.6875in" svg:y="3.33654in" svg:width="8.625in" svg:height="3.41867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Visio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4" text:class-names="">Used</text:span><text:span text:style-name="a755" text:class-names=""><text:s text:c="1"/>Technologies/Tools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UC</text:span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YouTrack</text:span><text:span text:style-name="a762" text:class-names=""><text:s text:c="1"/>zeug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Architectur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3" draw:style-name="a775" draw:master-page-name="Master1-Layout2-cust-Titel-und-Inhalt" presentation:presentation-page-layout-name="Master1-PPL2" draw:id="Slide-25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/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131" style:parent-style-name="Graphics">
      <style:graphic-properties draw:fill="none" draw:stroke="none"/>
    </style:style>
    <style:style style:family="text" style:name="a13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3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/></text:span><text:span text:style-name="a3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9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ünfte Ebene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4">
      <draw:frame draw:id="id11" draw:style-name="a65" draw:name="Grafik 17" svg:x="1.35337in" svg:y="0.66634in" svg:width="7.29327in" svg:height="1.45865in" style:rel-width="scale" style:rel-height="scale">
        <draw:image xlink:href="media/image1.png" xlink:type="simple" xlink:show="embed" xlink:actuate="onLoad"/>
        <svg:title/>
        <svg:desc/>
      </draw:frame>
      <draw:custom-shape svg:x="0in" svg:y="5.15385in" svg:width="10in" svg:height="0.70481in" draw:id="id12" draw:style-name="a68" draw:name="Rechteck 1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71" draw:name="Rechteck 1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4" draw:name="Rechteck 20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8" draw:name="Textfeld 21" svg:x="2.77885in" svg:y="5.85865in" svg:width="4.44231in" svg:height="0.37025in">
        <draw:text-box>
          <text:p text:style-name="a77" text:class-names="" text:cond-style-name=""><text:span text:style-name="a75" text:class-names="">dhbwiewarsessen.wordpress.com</text:span><text:span text:style-name="a76" text:class-names=""/></text:p>
        </draw:text-box>
        <svg:title/>
        <svg:desc/>
      </draw:frame>
      <draw:frame draw:id="id16" draw:style-name="a86" draw:name="Textfeld 22" svg:x="1.95005in" svg:y="2.48077in" svg:width="6.0999in" svg:height="0.37025in">
        <draw:text-box>
          <text:p text:style-name="a85" text:class-names="" text:cond-style-name=""><text:span text:style-name="a79" text:class-names="">Hasan<text:s text:c="1"/></text:span><text:span text:style-name="a80" text:class-names="">Ünalan</text:span><text:span text:style-name="a81" text:class-names="">, Luis Haider, Marcel Huber,<text:s text:c="1"/></text:span><text:span text:style-name="a82" text:class-names="">Thimo</text:span><text:span text:style-name="a83" text:class-names=""><text:s text:c="1"/>von Rauchhaupt</text:span><text:span text:style-name="a84" text:class-names=""/></text:p>
        </draw:text-box>
        <svg:title/>
        <svg:desc/>
      </draw:frame>
      <presentation:notes style:page-layout-name="pageLayout2" draw:style-name="a119">
        <draw:frame draw:id="id5" presentation:style-name="a89" draw:name="Kopfzeilenplatzhalt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umsplatzhalt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5" draw:name="Folienbildplatzhalter 3">
          <svg:title/>
          <svg:desc/>
        </draw:page-thumbnail>
        <draw:frame draw:id="id8" presentation:style-name="a111" draw:name="Notizenplatzhalt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Mastertextformat bearbeiten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Zweite Ebene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ünfte Ebene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Fußzeilenplatzhalt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Foliennummernplatzhalt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20">
      <draw:frame draw:id="id17" draw:style-name="a125" draw:name="Datumsplatzhalter 3" svg:x="7.29808in" svg:y="0.52499in" svg:width="2.25in" svg:height="0.39931in">
        <draw:text-box>
          <text:p text:style-name="a124" text:class-names="" text:cond-style-name=""><text:span text:style-name="a121" text:class-names=""><text:date text:fixed="false" style:data-style-name="a122"/></text:span><text:span text:style-name="a123" text:class-names=""/></text:p>
        </draw:text-box>
        <svg:title/>
        <svg:desc/>
      </draw:frame>
      <draw:frame draw:id="id18" draw:style-name="a129" draw:name="Foliennummernplatzhalter 5" svg:x="7.29808in" svg:y="6.81839in" svg:width="2.25in" svg:height="0.39931in">
        <draw:text-box>
          <text:p text:style-name="a128" text:class-names="" text:cond-style-name=""><text:span text:style-name="a126" text:class-names=""><text:page-number style:num-format="1" text:fixed="false">‹Nr.›</text:page-number></text:span><text:span text:style-name="a127" text:class-names=""/></text:p>
        </draw:text-box>
        <svg:title/>
        <svg:desc/>
      </draw:frame>
      <draw:connector draw:type="line" svg:x1="4.14423in" svg:y1="0.86711in" svg:x2="9.54808in" svg:y2="0.86711in" draw:id="id19" draw:style-name="a130" draw:name="Gerader Verbinder 10">
        <svg:title/>
        <svg:desc/>
      </draw:connector>
      <draw:frame draw:id="id20" draw:style-name="a131" draw:name="Grafik 11" svg:x="0.44712in" svg:y="0.41855in" svg:width="3.52403in" svg:height="0.70481in" style:rel-width="scale" style:rel-height="scale">
        <draw:image xlink:href="media/image1.png" xlink:type="simple" xlink:show="embed" xlink:actuate="onLoad"/>
        <svg:title/>
        <svg:desc/>
      </draw:frame>
      <draw:frame draw:id="id21" draw:style-name="a140" draw:name="Textfeld 12" svg:x="5.41224in" svg:y="0.85276in" svg:width="4.13583in" svg:height="0.26927in">
        <draw:text-box>
          <text:p text:style-name="a139" text:class-names="" text:cond-style-name=""><text:span text:style-name="a132" text:class-names="">Grundlagen des Software<text:s text:c="1"/></text:span><text:span text:style-name="a133" text:class-names="">Engeneering</text:span><text:span text:style-name="a134" text:class-names="">, Prof.</text:span><text:span text:style-name="a135" text:class-names=""><text:s text:c="1"/>Kay Margarethe</text:span><text:span text:style-name="a136" text:class-names=""><text:s text:c="1"/></text:span><text:span text:style-name="a137" text:class-names="">Berkling</text:span><text:span text:style-name="a138" text:class-names=""/></text:p>
        </draw:text-box>
        <svg:title/>
        <svg:desc/>
      </draw:frame>
      <draw:connector draw:type="line" svg:x1="0.45192in" svg:y1="6.82224in" svg:x2="9.54808in" svg:y2="6.82224in" draw:id="id22" draw:style-name="a141" draw:name="Gerader Verbinder 13">
        <svg:title/>
        <svg:desc/>
      </draw:connector>
      <draw:custom-shape svg:x="0in" svg:y="0in" svg:width="10in" svg:height="0.27885in" draw:id="id23" draw:style-name="a144" draw:name="Rechteck 14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47" draw:name="Rechteck 1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80">
        <draw:frame draw:id="id5" presentation:style-name="a150" draw:name="Kopfzeilenplatzhalter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1" text:class-names=""><text:date text:fixed="false" style:data-style-name="a152"/></text:span><text:span text:style-name="a15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2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list text:style-name="a171">
                              <text:list-item>
                                <text:p text:style-name="a170" text:class-names="" text:cond-style-name=""><text:span text:style-name="a168" text:class-names="">Fünfte Ebene</text:span><text:span text:style-name="a1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" draw:name="Fußzeilenplatzhalter 5" svg:x="0in" svg:y="9.49826in" svg:width="3.25in" svg:height="0.50174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9" draw:name="Foliennummernplatzhalter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6" text:class-names=""><text:page-number style:num-format="1" text:fixed="false"/></text:span><text:span text:style-name="a17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81">
      <draw:frame draw:id="id25" presentation:style-name="a184" draw:name="Titel 1" svg:x="0.68229in" svg:y="1.86979in" svg:width="8.625in" svg:height="3.11979in" presentation:class="title" presentation:placeholder="false">
        <draw:text-box>
          <text:p text:style-name="a183" text:class-names="" text:cond-style-name=""><text:span text:style-name="a182" text:class-names="">Mastertitelformat bearbeiten</text:span></text:p>
        </draw:text-box>
        <svg:title/>
        <svg:desc/>
      </draw:frame>
      <draw:frame draw:id="id26" presentation:style-name="a188" draw:name="Textplatzhalter 2" svg:x="0.68229in" svg:y="5.0191in" svg:width="8.625in" svg:height="1.6406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Mastertextformat bearbeiten</text:span></text:p>
            </text:list-item>
          </text:list>
        </draw:text-box>
        <svg:title/>
        <svg:desc/>
      </draw:frame>
      <draw:frame draw:id="id27" presentation:style-name="a193" draw:name="Datumsplatzhalter 3" svg:x="0.6875in" svg:y="6.95139in" svg:width="2.25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28" presentation:style-name="a196" draw:name="Fußzeilenplatzhalter 4" svg:x="3.3125in" svg:y="6.95139in" svg:width="3.37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29" presentation:style-name="a199" draw:name="Foliennummernplatzhalter 5" svg:x="7.0625in" svg:y="6.95139in" svg:width="2.25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32">
        <draw:frame draw:id="id5" presentation:style-name="a202" draw:name="Kopfzeilenplatzhalt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6" presentation:style-name="a207" draw:name="Datumsplatzhalt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3" text:class-names=""><text:date text:fixed="false" style:data-style-name="a204"/></text:span><text:span text:style-name="a20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08" draw:name="Folienbildplatzhalter 3">
          <svg:title/>
          <svg:desc/>
        </draw:page-thumbnail>
        <draw:frame draw:id="id8" presentation:style-name="a224" draw:name="Notizenplatzhalt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0" text:class-names="">Fünfte Ebene</text:span><text:span text:style-name="a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" draw:name="Fußzeilenplatzhalt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1" draw:name="Foliennummernplatzhalt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8" text:class-names=""><text:page-number style:num-format="1" text:fixed="false"/></text:span><text:span text:style-name="a229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3">
      <draw:frame draw:id="id30" presentation:style-name="a236" draw:name="Titel 1" svg:x="0.6875in" svg:y="1.78879in" svg:width="8.625in" svg:height="1.44965in" presentation:class="title" presentation:placeholder="false">
        <draw:text-box>
          <text:p text:style-name="a235" text:class-names="" text:cond-style-name=""><text:span text:style-name="a234" text:class-names="">Mastertitelformat bearbeiten</text:span></text:p>
        </draw:text-box>
        <svg:title/>
        <svg:desc/>
      </draw:frame>
      <draw:frame draw:id="id31" presentation:style-name="a252" draw:name="Inhaltsplatzhalter 2" svg:x="0.6875in" svg:y="1.99653in" svg:width="4.25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Mastertextformat bearbeiten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8" draw:name="Inhaltsplatzhalter 3" svg:x="5.0625in" svg:y="1.99653in" svg:width="4.25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Mastertextformat bearbeit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Zweite Ebene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3" draw:name="Datumsplatzhalter 4" svg:x="0.6875in" svg:y="6.95139in" svg:width="2.25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/></text:span><text:span text:style-name="a271" text:class-names=""/></text:p>
        </draw:text-box>
        <svg:title/>
        <svg:desc/>
      </draw:frame>
      <draw:frame draw:id="id34" presentation:style-name="a276" draw:name="Fußzeilenplatzhalter 5" svg:x="3.3125in" svg:y="6.95139in" svg:width="3.37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5" presentation:style-name="a279" draw:name="Foliennummernplatzhalter 6" svg:x="7.0625in" svg:y="6.95139in" svg:width="2.25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12">
        <draw:frame draw:id="id5" presentation:style-name="a282" draw:name="Kopfzeilenplatzhalter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7" draw:name="Datumsplatzhalter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88" draw:name="Folienbildplatzhalter 3">
          <svg:title/>
          <svg:desc/>
        </draw:page-thumbnail>
        <draw:frame draw:id="id8" presentation:style-name="a304" draw:name="Notizenplatzhalter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list text:style-name="a303">
                              <text:list-item>
                                <text:p text:style-name="a302" text:class-names="" text:cond-style-name=""><text:span text:style-name="a300" text:class-names="">Fünfte Ebene</text:span><text:span text:style-name="a3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7" draw:name="Fußzeilenplatzhalter 5" svg:x="0in" svg:y="9.49826in" svg:width="3.25in" svg:height="0.50174in" presentation:class="foot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0" presentation:style-name="a311" draw:name="Foliennummernplatzhalter 6" svg:x="4.24826in" svg:y="9.49826in" svg:width="3.25in" svg:height="0.50174in" presentation:class="page-number" presentation:placeholder="false">
          <draw:text-box>
  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3">
      <draw:frame draw:id="id36" presentation:style-name="a316" draw:name="Titel 1" svg:x="0.6888in" svg:y="0.39931in" svg:width="8.625in" svg:height="1.44965in" presentation:class="title" presentation:placeholder="false">
        <draw:text-box>
          <text:p text:style-name="a315" text:class-names="" text:cond-style-name=""><text:span text:style-name="a314" text:class-names="">Mastertitelformat bearbeiten</text:span></text:p>
        </draw:text-box>
        <svg:title/>
        <svg:desc/>
      </draw:frame>
      <draw:frame draw:id="id37" presentation:style-name="a320" draw:name="Textplatzhalter 2" svg:x="0.6888in" svg:y="1.83854in" svg:width="4.23047in" svg:height="0.9010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</draw:text-box>
        <svg:title/>
        <svg:desc/>
      </draw:frame>
      <draw:frame draw:id="id38" presentation:style-name="a336" draw:name="Inhaltsplatzhalter 3" svg:x="0.6888in" svg:y="2.73958in" svg:width="4.23047in" svg:height="4.02951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Mastertextformat bearbeiten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Zweite Ebene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0" draw:name="Textplatzhalter 4" svg:x="5.0625in" svg:y="1.83854in" svg:width="4.2513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40" presentation:style-name="a356" draw:name="Inhaltsplatzhalter 5" svg:x="5.0625in" svg:y="2.73958in" svg:width="4.2513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1" draw:name="Datumsplatzhalter 6" svg:x="0.6875in" svg:y="6.95139in" svg:width="2.25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2" presentation:style-name="a364" draw:name="Fußzeilenplatzhalter 7" svg:x="3.3125in" svg:y="6.95139in" svg:width="3.37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3" presentation:style-name="a367" draw:name="Foliennummernplatzhalter 8" svg:x="7.0625in" svg:y="6.95139in" svg:width="2.25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00">
        <draw:frame draw:id="id5" presentation:style-name="a370" draw:name="Kopfzeilenplatzhalter 1" svg:x="0in" svg:y="0in" svg:width="3.25in" svg:height="0.50174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6" presentation:style-name="a375" draw:name="Datumsplatzhalter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76" draw:name="Folienbildplatzhalter 3">
          <svg:title/>
          <svg:desc/>
        </draw:page-thumbnail>
        <draw:frame draw:id="id8" presentation:style-name="a392" draw:name="Notizenplatzhalter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Mastertextformat bearbeiten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Zweite Ebene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8" text:class-names="">Fünfte Ebene</text:span><text:span text:style-name="a3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5" draw:name="Fußzeilenplatzhalter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9" draw:name="Foliennummernplatzhalter 6" svg:x="4.24826in" svg:y="9.49826in" svg:width="3.25in" svg:height="0.50174in" presentation:class="page-number" presentation:placeholder="false">
          <draw:text-box>
            <text:p text:style-name="a398" text:class-names="" text:cond-style-name=""><text:span text:style-name="a396" text:class-names=""><text:page-number style:num-format="1" text:fixed="false"/></text:span><text:span text:style-name="a397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1">
      <draw:frame draw:id="id44" presentation:style-name="a404" draw:name="Titel 1" svg:x="0.6875in" svg:y="1.78879in" svg:width="8.625in" svg:height="1.44965in" presentation:class="title" presentation:placeholder="false">
        <draw:text-box>
          <text:p text:style-name="a403" text:class-names="" text:cond-style-name=""><text:span text:style-name="a402" text:class-names="">Mastertitelformat bearbeiten</text:span></text:p>
        </draw:text-box>
        <svg:title/>
        <svg:desc/>
      </draw:frame>
      <draw:frame draw:id="id45" presentation:style-name="a409" draw:name="Datumsplatzhalter 2" svg:x="0.6875in" svg:y="6.95139in" svg:width="2.25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/></text:span><text:span text:style-name="a407" text:class-names=""/></text:p>
        </draw:text-box>
        <svg:title/>
        <svg:desc/>
      </draw:frame>
      <draw:frame draw:id="id46" presentation:style-name="a412" draw:name="Fußzeilenplatzhalter 3" svg:x="3.3125in" svg:y="6.95139in" svg:width="3.37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47" presentation:style-name="a415" draw:name="Foliennummernplatzhalter 4" svg:x="7.0625in" svg:y="6.95139in" svg:width="2.25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8">
        <draw:frame draw:id="id5" presentation:style-name="a418" draw:name="Kopfzeilenplatzhalter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6" presentation:style-name="a423" draw:name="Datumsplatzhalter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19" text:class-names=""><text:date text:fixed="false" style:data-style-name="a420"/></text:span><text:span text:style-name="a421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4" draw:name="Folienbildplatzhalter 3">
          <svg:title/>
          <svg:desc/>
        </draw:page-thumbnail>
        <draw:frame draw:id="id8" presentation:style-name="a440" draw:name="Notizenplatzhalter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Mastertextformat bearbeiten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Zweite Ebene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6" text:class-names="">Fünfte Ebene</text:span><text:span text:style-name="a4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3" draw:name="Fußzeilenplatzhalter 5" svg:x="0in" svg:y="9.49826in" svg:width="3.25in" svg:height="0.50174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7" draw:name="Foliennummernplatzhalter 6" svg:x="4.24826in" svg:y="9.49826in" svg:width="3.25in" svg:height="0.50174in" presentation:class="page-number" presentation:placeholder="false">
          <draw:text-box>
  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49">
      <draw:frame draw:id="id48" presentation:style-name="a454" draw:name="Datumsplatzhalter 1" svg:x="0.6875in" svg:y="6.95139in" svg:width="2.25in" svg:height="0.39931in" presentation:class="date-time" presentation:placeholder="false">
        <draw:text-box>
          <text:p text:style-name="a453" text:class-names="" text:cond-style-name=""><text:span text:style-name="a450" text:class-names=""><text:date text:fixed="false" style:data-style-name="a451"/></text:span><text:span text:style-name="a452" text:class-names=""/></text:p>
        </draw:text-box>
        <svg:title/>
        <svg:desc/>
      </draw:frame>
      <draw:frame draw:id="id49" presentation:style-name="a457" draw:name="Fußzeilenplatzhalter 2" svg:x="3.3125in" svg:y="6.95139in" svg:width="3.375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0" presentation:style-name="a460" draw:name="Foliennummernplatzhalter 3" svg:x="7.0625in" svg:y="6.95139in" svg:width="2.25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93">
        <draw:frame draw:id="id5" presentation:style-name="a463" draw:name="Kopfzeilenplatzhalter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6" presentation:style-name="a468" draw:name="Datumsplatzhalter 2" svg:x="4.24826in" svg:y="0in" svg:width="3.25in" svg:height="0.50174in" presentation:class="date-time" presentation:placeholder="false">
          <draw:text-box>
            <text:p text:style-name="a467" text:class-names="" text:cond-style-name=""><text:span text:style-name="a464" text:class-names=""><text:date text:fixed="false" style:data-style-name="a465"/></text:span><text:span text:style-name="a46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69" draw:name="Folienbildplatzhalter 3">
          <svg:title/>
          <svg:desc/>
        </draw:page-thumbnail>
        <draw:frame draw:id="id8" presentation:style-name="a485" draw:name="Notizenplatzhalter 4" svg:x="0.75in" svg:y="4.8125in" svg:width="6in" svg:height="3.9375in" presentation:class="notes" presentation:placeholder="false">
          <draw:text-box>
            <text:p text:style-name="a471" text:class-names="" text:cond-style-name=""><text:span text:style-name="a470" text:class-names="">Mastertextformat bearbeiten</text:span></text:p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Zweite Ebene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p text:style-name="a479" text:class-names="" text:cond-style-name=""><text:span text:style-name="a4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1" text:class-names="">Fünfte Ebene</text:span><text:span text:style-name="a4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8" draw:name="Fußzeilenplatzhalter 5" svg:x="0in" svg:y="9.49826in" svg:width="3.25in" svg:height="0.50174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2" draw:name="Foliennummernplatzhalter 6" svg:x="4.24826in" svg:y="9.49826in" svg:width="3.25in" svg:height="0.501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/></text:span><text:span text:style-name="a49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94">
      <draw:frame draw:id="id51" presentation:style-name="a497" draw:name="Titel 1" svg:x="0.6888in" svg:y="0.5in" svg:width="3.22526in" svg:height="1.75in" presentation:class="title" presentation:placeholder="false">
        <draw:text-box>
          <text:p text:style-name="a496" text:class-names="" text:cond-style-name=""><text:span text:style-name="a495" text:class-names="">Mastertitelformat bearbeiten</text:span></text:p>
        </draw:text-box>
        <svg:title/>
        <svg:desc/>
      </draw:frame>
      <draw:frame draw:id="id52" presentation:style-name="a513" draw:name="Inhaltsplatzhalter 2" svg:x="4.2513in" svg:y="1.07986in" svg:width="5.0625in" svg:height="5.32986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Mastertextformat bearbeiten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Zweite Ebene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17" draw:name="Textplatzhalter 3" svg:x="0.6888in" svg:y="2.25in" svg:width="3.22526in" svg:height="4.168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Mastertextformat bearbeiten</text:span></text:p>
            </text:list-item>
          </text:list>
        </draw:text-box>
        <svg:title/>
        <svg:desc/>
      </draw:frame>
      <draw:frame draw:id="id54" presentation:style-name="a522" draw:name="Datumsplatzhalter 4" svg:x="0.6875in" svg:y="6.95139in" svg:width="2.25in" svg:height="0.39931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/></text:span><text:span text:style-name="a520" text:class-names=""/></text:p>
        </draw:text-box>
        <svg:title/>
        <svg:desc/>
      </draw:frame>
      <draw:frame draw:id="id55" presentation:style-name="a525" draw:name="Fußzeilenplatzhalter 5" svg:x="3.3125in" svg:y="6.95139in" svg:width="3.375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56" presentation:style-name="a528" draw:name="Foliennummernplatzhalter 6" svg:x="7.0625in" svg:y="6.95139in" svg:width="2.25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61">
        <draw:frame draw:id="id5" presentation:style-name="a531" draw:name="Kopfzeilenplatzhalter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6" draw:name="Datumsplatzhalter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37" draw:name="Folienbildplatzhalter 3">
          <svg:title/>
          <svg:desc/>
        </draw:page-thumbnail>
        <draw:frame draw:id="id8" presentation:style-name="a553" draw:name="Notizenplatzhalter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Mastertextformat bearbeiten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Zweite Ebene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Fünfte Ebene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6" draw:name="Fußzeilenplatzhalter 5" svg:x="0in" svg:y="9.49826in" svg:width="3.25in" svg:height="0.50174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60" draw:name="Foliennummernplatzhalter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62">
      <draw:frame draw:id="id57" presentation:style-name="a565" draw:name="Titel 1" svg:x="0.6888in" svg:y="0.5in" svg:width="3.22526in" svg:height="1.7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58" presentation:style-name="a568" draw:name="Bildplatzhalter 2" svg:x="4.2513in" svg:y="1.07986in" svg:width="5.0625in" svg:height="5.32986in" presentation:class="graphic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9" presentation:style-name="a572" draw:name="Textplatzhalter 3" svg:x="0.6888in" svg:y="2.25in" svg:width="3.22526in" svg:height="4.168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Mastertextformat bearbeiten</text:span></text:p>
            </text:list-item>
          </text:list>
        </draw:text-box>
        <svg:title/>
        <svg:desc/>
      </draw:frame>
      <draw:frame draw:id="id60" presentation:style-name="a577" draw:name="Datumsplatzhalter 4" svg:x="0.6875in" svg:y="6.95139in" svg:width="2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</draw:text-box>
        <svg:title/>
        <svg:desc/>
      </draw:frame>
      <draw:frame draw:id="id61" presentation:style-name="a580" draw:name="Fußzeilenplatzhalter 5" svg:x="3.3125in" svg:y="6.95139in" svg:width="3.37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2" presentation:style-name="a583" draw:name="Foliennummernplatzhalter 6" svg:x="7.0625in" svg:y="6.95139in" svg:width="2.25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16">
        <draw:frame draw:id="id5" presentation:style-name="a586" draw:name="Kopfzeilenplatzhalter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6" presentation:style-name="a591" draw:name="Datumsplatzhalt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7" text:class-names=""><text:date text:fixed="false" style:data-style-name="a588"/></text:span><text:span text:style-name="a58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92" draw:name="Folienbildplatzhalter 3">
          <svg:title/>
          <svg:desc/>
        </draw:page-thumbnail>
        <draw:frame draw:id="id8" presentation:style-name="a608" draw:name="Notizenplatzhalt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Mastertextformat bearbeiten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Zweite Ebene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ünfte Ebene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ußzeilenplatzhalt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5" draw:name="Foliennummernplatzhalter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/></text:span><text:span text:style-name="a613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17">
      <draw:frame draw:id="id63" presentation:style-name="a620" draw:name="Titel 1" svg:x="0.6875in" svg:y="1.78879in" svg:width="8.625in" svg:height="1.44965in" presentation:class="title" presentation:placeholder="false">
        <draw:text-box>
          <text:p text:style-name="a619" text:class-names="" text:cond-style-name=""><text:span text:style-name="a618" text:class-names="">Mastertitelformat bearbeiten</text:span></text:p>
        </draw:text-box>
        <svg:title/>
        <svg:desc/>
      </draw:frame>
      <draw:frame draw:id="id64" presentation:style-name="a636" draw:name="Vertikaler Textplatzhalter 2" svg:x="0.6875in" svg:y="3.33654in" svg:width="8.625in" svg:height="3.41867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Mastertextformat bearbeiten</text:span></text:p>
            </text:list-item>
          </text:list>
          <text:list text:style-name="a626">
            <text:list-item>
              <text:list text:style-name="a626">
                <text:list-item>
                  <text:p text:style-name="a625" text:class-names="" text:cond-style-name=""><text:span text:style-name="a624" text:class-names="">Zweite Ebene</text:span></text:p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p text:style-name="a628" text:class-names="" text:cond-style-name=""><text:span text:style-name="a6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p text:style-name="a631" text:class-names="" text:cond-style-name=""><text:span text:style-name="a6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41" draw:name="Datumsplatzhalter 3" svg:x="0.6875in" svg:y="6.95139in" svg:width="2.25in" svg:height="0.39931in" presentation:class="date-time" presentation:placeholder="false">
        <draw:text-box>
          <text:p text:style-name="a640" text:class-names="" text:cond-style-name=""><text:span text:style-name="a637" text:class-names=""><text:date text:fixed="false" style:data-style-name="a638"/></text:span><text:span text:style-name="a639" text:class-names=""/></text:p>
        </draw:text-box>
        <svg:title/>
        <svg:desc/>
      </draw:frame>
      <draw:frame draw:id="id66" presentation:style-name="a644" draw:name="Fußzeilenplatzhalter 4" svg:x="3.3125in" svg:y="6.95139in" svg:width="3.37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67" presentation:style-name="a647" draw:name="Foliennummernplatzhalter 5" svg:x="7.0625in" svg:y="6.95139in" svg:width="2.25in" svg:height="0.3993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80">
        <draw:frame draw:id="id5" presentation:style-name="a650" draw:name="Kopfzeilenplatzhalter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6" presentation:style-name="a655" draw:name="Datumsplatzhalter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1" text:class-names=""><text:date text:fixed="false" style:data-style-name="a652"/></text:span><text:span text:style-name="a65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56" draw:name="Folienbildplatzhalter 3">
          <svg:title/>
          <svg:desc/>
        </draw:page-thumbnail>
        <draw:frame draw:id="id8" presentation:style-name="a672" draw:name="Notizenplatzhalter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Mastertextformat bearbeiten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Zweite Ebene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8" text:class-names="">Fünfte Ebene</text:span><text:span text:style-name="a6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5" draw:name="Fußzeilenplatzhalter 5" svg:x="0in" svg:y="9.49826in" svg:width="3.25in" svg:height="0.50174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9" draw:name="Foliennummernplatzhalter 6" svg:x="4.24826in" svg:y="9.49826in" svg:width="3.25in" svg:height="0.50174in" presentation:class="page-number" presentation:placeholder="false">
          <draw:text-box>
            <text:p text:style-name="a678" text:class-names="" text:cond-style-name=""><text:span text:style-name="a676" text:class-names=""><text:page-number style:num-format="1" text:fixed="false"/></text:span><text:span text:style-name="a677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81">
      <draw:frame draw:id="id68" presentation:style-name="a684" draw:name="Vertikaler Titel 1" svg:x="7.15625in" svg:y="0.39931in" svg:width="2.15625in" svg:height="6.3559in" presentation:class="title" presentation:placeholder="false">
        <draw:text-box>
          <text:p text:style-name="a683" text:class-names="" text:cond-style-name=""><text:span text:style-name="a682" text:class-names="">Mastertitelformat bearbeiten</text:span></text:p>
        </draw:text-box>
        <svg:title/>
        <svg:desc/>
      </draw:frame>
      <draw:frame draw:id="id69" presentation:style-name="a700" draw:name="Vertikaler Textplatzhalter 2" svg:x="0.6875in" svg:y="0.39931in" svg:width="6.34375in" svg:height="6.3559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Mastertextformat bearbeiten</text:span></text:p>
            </text:list-item>
          </text:list>
          <text:list text:style-name="a690">
            <text:list-item>
              <text:list text:style-name="a690">
                <text:list-item>
                  <text:p text:style-name="a689" text:class-names="" text:cond-style-name=""><text:span text:style-name="a688" text:class-names="">Zweite Ebene</text:span></text:p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p text:style-name="a692" text:class-names="" text:cond-style-name=""><text:span text:style-name="a6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p text:style-name="a695" text:class-names="" text:cond-style-name=""><text:span text:style-name="a6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05" draw:name="Datumsplatzhalter 3" svg:x="0.6875in" svg:y="6.95139in" svg:width="2.25in" svg:height="0.39931in" presentation:class="date-time" presentation:placeholder="false">
        <draw:text-box>
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</draw:text-box>
        <svg:title/>
        <svg:desc/>
      </draw:frame>
      <draw:frame draw:id="id71" presentation:style-name="a708" draw:name="Fußzeilenplatzhalter 4" svg:x="3.3125in" svg:y="6.95139in" svg:width="3.375in" svg:height="0.39931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72" presentation:style-name="a711" draw:name="Foliennummernplatzhalter 5" svg:x="7.0625in" svg:y="6.95139in" svg:width="2.25in" svg:height="0.39931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44">
        <draw:frame draw:id="id5" presentation:style-name="a714" draw:name="Kopfzeilenplatzhalter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6" presentation:style-name="a719" draw:name="Datumsplatzhalter 2" svg:x="4.24826in" svg:y="0in" svg:width="3.25in" svg:height="0.50174in" presentation:class="date-time" presentation:placeholder="false">
          <draw:text-box>
            <text:p text:style-name="a718" text:class-names="" text:cond-style-name=""><text:span text:style-name="a715" text:class-names=""><text:date text:fixed="false" style:data-style-name="a716"/></text:span><text:span text:style-name="a717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20" draw:name="Folienbildplatzhalter 3">
          <svg:title/>
          <svg:desc/>
        </draw:page-thumbnail>
        <draw:frame draw:id="id8" presentation:style-name="a736" draw:name="Notizenplatzhalter 4" svg:x="0.75in" svg:y="4.8125in" svg:width="6in" svg:height="3.9375in" presentation:class="notes" presentation:placeholder="false">
          <draw:text-box>
            <text:p text:style-name="a722" text:class-names="" text:cond-style-name=""><text:span text:style-name="a721" text:class-names="">Mastertextformat bearbeiten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Zweite Ebene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list text:style-name="a735">
                          <text:list-item>
                            <text:list text:style-name="a735">
                              <text:list-item>
                                <text:p text:style-name="a734" text:class-names="" text:cond-style-name=""><text:span text:style-name="a732" text:class-names="">Fünfte Ebene</text:span><text:span text:style-name="a7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9" draw:name="Fußzeilenplatzhalter 5" svg:x="0in" svg:y="9.49826in" svg:width="3.25in" svg:height="0.50174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0" presentation:style-name="a743" draw:name="Foliennummernplatzhalt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Windows-Benutzer</dc:creator>
    <meta:creation-date>2018-12-11T18:18:50Z</meta:creation-date>
    <dc:date>2018-12-12T09:18:16Z</dc:date>
    <meta:template xlink:href="" xlink:type="simple"/>
    <meta:editing-cycles>6</meta:editing-cycles>
    <meta:editing-duration>PT0S</meta:editing-duration>
    <meta:document-statistic meta:paragraph-count="6" meta:word-count="10"/>
  </office:meta>
</office:document-meta>
</file>